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40802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802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6144" calcext:value-type="float">
            <text:p>59.8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802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3584" calcext:value-type="float">
            <text:p>58.3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802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802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802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328" calcext:value-type="float">
            <text:p>56.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802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802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6008" calcext:value-type="float">
            <text:p>61.7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802</text:p>
          </table:table-cell>
          <table:table-cell office:value-type="string" calcext:value-type="string">
            <text:p>201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3152" calcext:value-type="float">
            <text:p>61.0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802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802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82" calcext:value-type="float">
            <text:p>54.1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802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802</text:p>
          </table:table-cell>
          <table:table-cell office:value-type="string" calcext:value-type="string">
            <text:p>201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94" calcext:value-type="float">
            <text:p>52.3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802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802</text:p>
          </table:table-cell>
          <table:table-cell office:value-type="string" calcext:value-type="string">
            <text:p>200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802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802</text:p>
          </table:table-cell>
          <table:table-cell office:value-type="string" calcext:value-type="string">
            <text:p>200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7744" calcext:value-type="float">
            <text:p>49.7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802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7112" calcext:value-type="float">
            <text:p>50.8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802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9664" calcext:value-type="float">
            <text:p>49.8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802</text:p>
          </table:table-cell>
          <table:table-cell office:value-type="string" calcext:value-type="string">
            <text:p>199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802</text:p>
          </table:table-cell>
          <table:table-cell office:value-type="string" calcext:value-type="string">
            <text:p>199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5632" calcext:value-type="float">
            <text:p>50.3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802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7304" calcext:value-type="float">
            <text:p>50.0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802</text:p>
          </table:table-cell>
          <table:table-cell office:value-type="string" calcext:value-type="string">
            <text:p>199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802</text:p>
          </table:table-cell>
          <table:table-cell office:value-type="string" calcext:value-type="string">
            <text:p>199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3528" calcext:value-type="float">
            <text:p>49.5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802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2776" calcext:value-type="float">
            <text:p>49.6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802</text:p>
          </table:table-cell>
          <table:table-cell office:value-type="string" calcext:value-type="string">
            <text:p>199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916" calcext:value-type="float">
            <text:p>50.4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802</text:p>
          </table:table-cell>
          <table:table-cell office:value-type="string" calcext:value-type="string">
            <text:p>198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7112" calcext:value-type="float">
            <text:p>50.8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802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6048" calcext:value-type="float">
            <text:p>50.6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802</text:p>
          </table:table-cell>
          <table:table-cell office:value-type="string" calcext:value-type="string">
            <text:p>198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802</text:p>
          </table:table-cell>
          <table:table-cell office:value-type="string" calcext:value-type="string">
            <text:p>198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4856" calcext:value-type="float">
            <text:p>51.0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802</text:p>
          </table:table-cell>
          <table:table-cell office:value-type="string" calcext:value-type="string">
            <text:p>198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836" calcext:value-type="float">
            <text:p>51.6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802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268" calcext:value-type="float">
            <text:p>51.9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802</text:p>
          </table:table-cell>
          <table:table-cell office:value-type="string" calcext:value-type="string">
            <text:p>198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9384" calcext:value-type="float">
            <text:p>51.4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802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802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1696" calcext:value-type="float">
            <text:p>52.4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